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textarea-vertical-align="middle"/>
    </style:style>
    <style:style style:name="gr5" style:family="graphic" style:parent-style-name="standard">
      <style:graphic-properties draw:fill="solid" draw:fill-color="#ff950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3cm" svg:height="1.7cm" svg:x="3.4cm" svg:y="3.6cm">
          <text:p text:style-name="P1">Client UI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0.3cm" svg:height="1.7cm" svg:x="3.4cm" svg:y="5.9cm">
          <text:p text:style-name="P1">Client Co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55cm" svg:y1="5.3cm" svg:x2="8.55cm" svg:y2="5.9cm" draw:start-shape="id1" draw:start-glue-point="2" draw:end-shape="id2" draw:end-glue-point="0" svg:d="m8550 5300v600" svg:viewBox="0 0 1 601">
          <text:p/>
        </draw:connector>
        <draw:custom-shape draw:style-name="gr1" draw:text-style-name="P1" xml:id="id3" draw:id="id3" draw:layer="layout" svg:width="10.3cm" svg:height="1.7cm" svg:x="3.4cm" svg:y="8.2cm">
          <text:p text:style-name="P1">JSON RPC Queu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0.3cm" svg:height="1.7cm" svg:x="3.4cm" svg:y="10.5cm">
          <text:p text:style-name="P1">JSON RPC Cli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0.3cm" svg:height="1.7cm" svg:x="3.4cm" svg:y="14.3cm">
          <text:p text:style-name="P1">JSON RPC Ser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0.3cm" svg:height="1.7cm" svg:x="3.4cm" svg:y="16.6cm">
          <text:p text:style-name="P1">Server C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0.3cm" svg:height="1.7cm" svg:x="3.4cm" svg:y="18.9cm">
          <text:p text:style-name="P1">Databas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55cm" svg:y1="7.6cm" svg:x2="8.55cm" svg:y2="8.2cm" draw:start-shape="id2" draw:start-glue-point="2" draw:end-shape="id3" draw:end-glue-point="0" svg:d="m8550 7600v600" svg:viewBox="0 0 1 601">
          <text:p/>
        </draw:connector>
        <draw:connector draw:style-name="gr2" draw:text-style-name="P1" draw:layer="layout" svg:x1="8.55cm" svg:y1="9.9cm" svg:x2="8.55cm" svg:y2="10.5cm" draw:start-shape="id3" draw:start-glue-point="2" draw:end-shape="id4" draw:end-glue-point="0" svg:d="m8550 9900v600" svg:viewBox="0 0 1 601">
          <text:p/>
        </draw:connector>
        <draw:connector draw:style-name="gr4" draw:text-style-name="P1" draw:layer="layout" svg:x1="8.55cm" svg:y1="12.2cm" svg:x2="8.55cm" svg:y2="14.3cm" draw:start-shape="id4" draw:start-glue-point="2" draw:end-shape="id5" draw:end-glue-point="0" svg:d="m8550 12200v2100" svg:viewBox="0 0 1 2101">
          <text:p text:style-name="P1">Network</text:p>
        </draw:connector>
        <draw:connector draw:style-name="gr5" draw:text-style-name="P1" draw:layer="layout" svg:x1="8.55cm" svg:y1="16cm" svg:x2="8.55cm" svg:y2="16.6cm" draw:start-shape="id5" draw:start-glue-point="2" draw:end-shape="id6" draw:end-glue-point="0" svg:d="m8550 16000v600" svg:viewBox="0 0 1 601">
          <text:p/>
        </draw:connector>
        <draw:connector draw:style-name="gr5" draw:text-style-name="P1" draw:layer="layout" svg:x1="8.55cm" svg:y1="18.3cm" svg:x2="8.55cm" svg:y2="18.9cm" draw:start-shape="id6" draw:start-glue-point="2" draw:end-shape="id7" draw:end-glue-point="0" svg:d="m8550 18300v600" svg:viewBox="0 0 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7T23:43:35.402436000</meta:creation-date>
    <dc:date>2013-08-07T23:54:15.622489000</dc:date>
    <meta:editing-duration>P0D</meta:editing-duration>
    <meta:editing-cycles>2</meta:editing-cycles>
    <meta:generator>LibreOffice/4.1.0.4$MacOSX_x86 LibreOffice_project/89ea49ddacd9aa532507cbf852f2bb22b1ace28</meta:generator>
    <meta:document-statistic meta:object-count="13"/>
  </office:meta>
</office:document-meta>
</file>